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normal" fo:font-weight="normal" officeooo:rsid="005caa4e" officeooo:paragraph-rsid="0065a114" style:font-style-asian="normal" style:font-weight-asian="normal" style:font-style-complex="normal" style:font-weight-complex="normal"/>
    </style:style>
    <style:style style:name="P2" style:family="paragraph" style:parent-style-name="Text_20_body">
      <style:text-properties officeooo:rsid="005b1298" officeooo:paragraph-rsid="0065a114"/>
    </style:style>
    <style:style style:name="P3" style:family="paragraph" style:parent-style-name="Preformatted_20_Text">
      <style:paragraph-properties fo:margin-top="0cm" fo:margin-bottom="0.499cm" loext:contextual-spacing="false"/>
      <style:text-properties fo:color="#000000" style:font-name="Liberation Serif" fo:font-style="normal" fo:font-weight="normal" officeooo:rsid="005ff50b" officeooo:paragraph-rsid="0065a114" fo:background-color="#f7faff" style:font-style-asian="normal" style:font-weight-asian="normal" style:font-style-complex="normal" style:font-weight-complex="normal"/>
    </style:style>
    <style:style style:name="P4" style:family="paragraph" style:parent-style-name="Preformatted_20_Text">
      <style:paragraph-properties fo:margin-top="0cm" fo:margin-bottom="0.499cm" loext:contextual-spacing="false"/>
      <style:text-properties fo:color="#000000" style:font-name="Liberation Serif" fo:font-size="12pt" fo:font-style="normal" fo:font-weight="normal" officeooo:rsid="005ff50b" officeooo:paragraph-rsid="0065a114" fo:background-color="#f7faff" style:font-size-asian="12pt" style:font-style-asian="normal" style:font-weight-asian="normal" style:font-size-complex="12pt" style:font-style-complex="normal" style:font-weight-complex="normal"/>
    </style:style>
    <style:style style:name="P5" style:family="paragraph" style:parent-style-name="Heading_20_1">
      <style:text-properties officeooo:rsid="005b1298" officeooo:paragraph-rsid="0065a114"/>
    </style:style>
    <style:style style:name="P6" style:family="paragraph" style:parent-style-name="Preformatted_20_Text">
      <style:paragraph-properties fo:margin-top="0cm" fo:margin-bottom="0.499cm" loext:contextual-spacing="false"/>
      <style:text-properties fo:color="#000000" style:font-name="Liberation Serif" fo:font-size="12pt" fo:font-style="normal" fo:font-weight="normal" officeooo:rsid="005ff50b" officeooo:paragraph-rsid="0065a114" fo:background-color="#f7faff"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7027a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Sergio Sanz ( <text:span text:style-name="T4">nota </text:span>6,5)</text:h>
      <text:p text:style-name="P2">No aplicas bien el algoritmo de búsqueda dicotómica, ya que el primer número que muestras es aleatorio, y deberías de mostrar siempre el valor medio. Imagínate que el primer número es por ejemplo el 1000, o cualquier valor superior a 512, y piensas el 2, no llegas en 10 intentos, necesitas 11.</text:p>
      <text:p text:style-name="P2">Muy bien usar el <text:span text:style-name="T2">operador de fusión de null </text:span><text:span text:style-name="T3">??</text:span></text:p>
      <text:p text:style-name="P1">Muy bien <text:s/>el script después de header <text:s/>con <text:span text:style-name="T1">die </text:span>(alias de <text:span text:style-name="T1">exit</text:span>)</text:p>
      <text:p text:style-name="P3">No implementas requisitos que se piden en el ejercicio como el botón reiniciar y la opción volver desde el script jugar.php, no entiendo por qué, con lo bien que lo has hecho, no has terminado lo que se pide, da la impresión que no has leído bien el enunciado.</text:p>
      <text:p text:style-name="P4">Lo que tienes escrito está muy bien y me gusta mucho la forma que tienes de comenta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1T21:55:38.605057756</meta:creation-date>
    <dc:date>2019-12-13T11:38:18.523614161</dc:date>
    <meta:editing-duration>PT3H11M</meta:editing-duration>
    <meta:editing-cycles>97</meta:editing-cycles>
    <meta:generator>LibreOffice/6.0.7.3$Linux_X86_64 LibreOffice_project/00m0$Build-3</meta:generator>
    <meta:document-statistic meta:table-count="0" meta:image-count="0" meta:object-count="0" meta:page-count="1" meta:paragraph-count="6" meta:word-count="145" meta:character-count="769" meta:non-whitespace-character-count="628"/>
  </office:meta>
</office:document-meta>
</file>